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86in" fo:margin-left="0in" fo:margin-top="0in" fo:margin-bottom="0in" table:align="left" style:writing-mode="lr-tb"/>
    </style:style>
    <style:style style:name="Table1.A" style:family="table-column">
      <style:table-column-properties style:column-width="1.3868in"/>
    </style:style>
    <style:style style:name="Table1.B" style:family="table-column">
      <style:table-column-properties style:column-width="5.1111in"/>
    </style:style>
    <style:style style:name="Table1.1" style:family="table-row">
      <style:table-row-properties style:min-row-height="0.0715in" fo:keep-together="auto"/>
    </style:style>
    <style:style style:name="Table1.A1" style:family="table-cell">
      <style:table-cell-properties fo:padding-left="0.075in" fo:padding-right="0.075in" fo:padding-top="0in" fo:padding-bottom="0in" fo:border="0.5pt solid #000000"/>
    </style:style>
    <style:style style:name="Table1.3" style:family="table-row">
      <style:table-row-properties style:min-row-height="0.2604in" fo:keep-together="auto"/>
    </style:style>
    <style:style style:name="P1" style:family="paragraph" style:parent-style-name="Standard">
      <style:text-properties officeooo:paragraph-rsid="000f4258"/>
    </style:style>
    <style:style style:name="P2" style:family="paragraph" style:parent-style-name="Standard">
      <style:paragraph-properties fo:text-align="start" style:justify-single-word="false"/>
    </style:style>
    <style:style style:name="P3" style:family="paragraph" style:parent-style-name="Heading_20_2" style:list-style-name="WWNum4">
      <style:paragraph-properties fo:margin-left="0.3799in" fo:margin-right="0in" fo:text-indent="-0.3799in" style:auto-text-indent="false"/>
    </style:style>
    <style:style style:name="P4" style:family="paragraph" style:parent-style-name="Heading_20_1" style:list-style-name="WWNum13"/>
    <style:style style:name="P5" style:family="paragraph" style:parent-style-name="Heading_20_1" style:list-style-name="WWNum13">
      <style:paragraph-properties fo:margin-left="0.3752in" fo:margin-right="0in" fo:text-indent="-0.3752in" style:auto-text-indent="false"/>
    </style:style>
    <style:style style:name="P6" style:family="paragraph" style:parent-style-name="Comment" style:list-style-name="WWNum5"/>
    <style:style style:name="P7" style:family="paragraph" style:parent-style-name="Comment" style:list-style-name=""/>
    <style:style style:name="P8" style:family="paragraph" style:parent-style-name="Comment" style:list-style-name="WWNum8"/>
    <style:style style:name="P9" style:family="paragraph" style:parent-style-name="Comment" style:list-style-name="WWNum5">
      <style:text-properties officeooo:rsid="0010b54c" officeooo:paragraph-rsid="0010b54c"/>
    </style:style>
    <style:style style:name="P10" style:family="paragraph" style:parent-style-name="Comment" style:list-style-name="">
      <style:paragraph-properties fo:margin-left="0.25in" fo:margin-right="0in" fo:text-indent="0in" style:auto-text-indent="false"/>
    </style:style>
    <style:style style:name="P11" style:family="paragraph" style:parent-style-name="Comment" style:list-style-name="">
      <style:paragraph-properties fo:margin-left="0.5in" fo:margin-right="0in" fo:text-indent="0in" style:auto-text-indent="false"/>
    </style:style>
    <style:style style:name="P12" style:family="paragraph" style:parent-style-name="Header">
      <style:paragraph-properties>
        <style:tab-stops/>
      </style:paragraph-properties>
    </style:style>
    <style:style style:name="P13" style:family="paragraph" style:parent-style-name="Header">
      <style:paragraph-properties fo:text-align="end" style:justify-single-word="false">
        <style:tab-stops/>
      </style:paragraph-properties>
    </style:style>
    <style:style style:name="P14" style:family="paragraph" style:parent-style-name="Header">
      <style:text-properties fo:font-size="10pt" style:font-size-asian="10pt"/>
    </style:style>
    <style:style style:name="P15" style:family="paragraph" style:parent-style-name="Check" style:list-style-name=""/>
    <style:style style:name="P16" style:family="paragraph" style:parent-style-name="Check" style:list-style-name="WWNum5"/>
    <style:style style:name="P17" style:family="paragraph" style:parent-style-name="Check" style:list-style-name="">
      <style:paragraph-properties fo:margin-left="1.5in" fo:margin-right="0in" fo:text-indent="0in" style:auto-text-indent="false"/>
    </style:style>
    <style:style style:name="P18" style:family="paragraph" style:parent-style-name="Check" style:list-style-name="">
      <style:paragraph-properties fo:margin-left="1.25in" fo:margin-right="0in" fo:text-indent="0in" style:auto-text-indent="false"/>
    </style:style>
    <style:style style:name="P19" style:family="paragraph" style:parent-style-name="Check" style:list-style-name="">
      <style:paragraph-properties fo:margin-left="0in" fo:margin-right="0in" fo:text-indent="0in" style:auto-text-indent="false"/>
      <style:text-properties officeooo:paragraph-rsid="0010b54c"/>
    </style:style>
    <style:style style:name="P20" style:family="paragraph" style:parent-style-name="Check" style:list-style-name="">
      <style:paragraph-properties fo:margin-left="0in" fo:margin-right="0in" fo:text-indent="0in" style:auto-text-indent="false"/>
      <style:text-properties officeooo:rsid="0010c212" officeooo:paragraph-rsid="0010c212"/>
    </style:style>
    <style:style style:name="P21" style:family="paragraph" style:parent-style-name="Citation" style:list-style-name="WWNum11">
      <style:paragraph-properties fo:margin-left="0.5in" fo:margin-right="0in" fo:text-indent="-0.5in" style:auto-text-indent="false"/>
    </style:style>
    <style:style style:name="P22" style:family="paragraph" style:parent-style-name="Citation" style:list-style-name="">
      <style:paragraph-properties fo:margin-left="0.5in" fo:margin-right="0in" fo:text-indent="-0.5in" style:auto-text-indent="false"/>
    </style:style>
    <style:style style:name="P23" style:family="paragraph" style:parent-style-name="Title">
      <style:paragraph-properties fo:text-align="start" style:justify-single-word="false">
        <style:tab-stops>
          <style:tab-stop style:position="1in"/>
        </style:tab-stops>
      </style:paragraph-properties>
      <style:text-properties fo:font-size="12pt" style:font-size-asian="12pt"/>
    </style:style>
    <style:style style:name="P24" style:family="paragraph" style:parent-style-name="Title">
      <style:paragraph-properties fo:margin-top="0.0835in" fo:margin-bottom="0.0835in" loext:contextual-spacing="true" fo:text-align="start" style:justify-single-word="false">
        <style:tab-stops>
          <style:tab-stop style:position="1in"/>
        </style:tab-stops>
      </style:paragraph-properties>
    </style:style>
    <style:style style:name="P25" style:family="paragraph" style:parent-style-name="Title" style:master-page-name="Standard">
      <style:paragraph-properties style:page-number="auto"/>
    </style:style>
    <style:style style:name="P26" style:family="paragraph" style:parent-style-name="DueDate" style:list-style-name="WWNum9">
      <style:paragraph-properties fo:text-align="center" style:justify-single-word="false"/>
    </style:style>
    <style:style style:name="P27" style:family="paragraph" style:parent-style-name="Default">
      <style:paragraph-properties fo:margin-top="0.0417in" fo:margin-bottom="0.0417in" loext:contextual-spacing="false"/>
    </style:style>
    <style:style style:name="P28" style:family="paragraph" style:parent-style-name="Default">
      <style:paragraph-properties fo:margin-top="0.0417in" fo:margin-bottom="0.0417in" loext:contextual-spacing="false"/>
      <style:text-properties fo:font-size="11pt" style:font-size-asian="11pt" style:font-size-complex="11pt"/>
    </style:style>
    <style:style style:name="T1" style:family="text">
      <style:text-properties fo:font-size="12pt" style:font-size-asian="12pt"/>
    </style:style>
    <style:style style:name="T2" style:family="text">
      <style:text-properties fo:font-size="12pt" officeooo:rsid="000ed4ab" style:font-size-asian="12pt"/>
    </style:style>
    <style:style style:name="T3" style:family="text">
      <style:text-properties fo:color="#ff0000" fo:font-size="11pt" fo:font-weight="bold" style:font-size-asian="11pt" style:font-weight-asian="bold"/>
    </style:style>
    <style:style style:name="T4" style:family="text">
      <style:text-properties fo:font-size="11pt" style:font-size-asian="11pt" style:font-size-complex="11pt"/>
    </style:style>
    <style:style style:name="T5" style:family="text">
      <style:text-properties fo:font-weight="bold" style:font-weight-asian="bold"/>
    </style:style>
    <style:style style:name="T6" style:family="text">
      <style:text-properties fo:font-weight="bold" officeooo:rsid="0010c212" style:font-weight-asian="bold" style:font-weight-complex="bold"/>
    </style:style>
    <style:style style:name="T7" style:family="text">
      <style:text-properties fo:font-size="10pt" style:font-size-asian="10pt"/>
    </style:style>
    <style:style style:name="T8" style:family="text">
      <style:text-properties officeooo:rsid="000f4258"/>
    </style:style>
    <style:style style:name="T9" style:family="text">
      <style:text-properties officeooo:rsid="00109175"/>
    </style:style>
    <style:style style:name="T10" style:family="text">
      <style:text-properties officeooo:rsid="0010b54c"/>
    </style:style>
    <style:style style:name="T11" style:family="text">
      <style:text-properties style:text-position="super 58%" officeooo:rsid="0010b54c"/>
    </style:style>
    <style:style style:name="T12" style:family="text">
      <style:text-properties style:text-position="super 58%" officeooo:rsid="0010c212"/>
    </style:style>
    <style:style style:name="T13" style:family="text">
      <style:text-properties style:text-position="super 58%" fo:font-weight="normal" style:font-weight-asian="normal" style:font-weight-complex="normal"/>
    </style:style>
    <style:style style:name="T14" style:family="text">
      <style:text-properties style:text-position="0% 100%"/>
    </style:style>
    <style:style style:name="T15" style:family="text">
      <style:text-properties officeooo:rsid="0010c212"/>
    </style:style>
    <style:style style:name="T16" style:family="text">
      <style:text-properties fo:font-weight="normal" style:font-weight-asian="normal" style:font-weight-complex="normal"/>
    </style:style>
    <style:style style:name="T17" style:family="text">
      <style:text-properties fo:font-weight="normal" officeooo:rsid="0012a24b"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oftware Requirements Specification (SRS)</text:p>
      <text:p text:style-name="Title">Project X</text:p>
      <text:list xml:id="list3542553420" text:style-name="WWNum9">
        <text:list-item>
          <text:p text:style-name="P26"/>
        </text:list-item>
      </text:list>
      <text:p text:style-name="P24"><text:span text:style-name="T1">Team: </text:span><text:span text:style-name="T2">Team 6</text:span><text:span text:style-name="T1"><text:tab/></text:span></text:p>
      <text:p text:style-name="P24"><text:span text:style-name="T1">Authors: </text:span><text:span text:style-name="T2">Bryan Noah Mezher, </text:span><text:span text:style-name="T1"><text:tab/></text:span></text:p>
      <text:p text:style-name="P24"><text:span text:style-name="T1">Customer:<text:tab/></text:span></text:p>
      <text:p text:style-name="P24"><text:span text:style-name="T1">Instructor:<text:tab/></text:span></text:p>
      <text:p text:style-name="P23"/>
      <text:list xml:id="list272943034" text:style-name="WWNum13">
        <text:list-item>
          <text:h text:style-name="P5" text:outline-level="1">Introduction </text:h>
        </text:list-item>
      </text:list>
      <text:list xml:id="list2036859443" text:style-name="WWNum5">
        <text:list-item>
          <text:p text:style-name="P6">Provide an overview of the entire SRS subsections</text:p>
        </text:list-item>
        <text:list-item>
          <text:p text:style-name="P6">Indicate the topics that will be covered in this document.</text:p>
        </text:list-item>
      </text:list>
      <text:p text:style-name="Standard"/>
      <text:p text:style-name="Standard">Start of your text.</text:p>
      <text:list xml:id="list1379891527" text:style-name="WWNum4">
        <text:list-item>
          <text:p text:style-name="P3">Purpose</text:p>
        </text:list-item>
      </text:list>
      <text:list xml:id="list181757274158149" text:continue-list="list2036859443" text:style-name="WWNum5">
        <text:list-item>
          <text:p text:style-name="P6">What’s the purpose of the SRS document?</text:p>
        </text:list-item>
        <text:list-item>
          <text:p text:style-name="P6">Specify the intended audience.</text:p>
        </text:list-item>
      </text:list>
      <text:p text:style-name="Standard">Start of your text.</text:p>
      <text:p text:style-name="P10"/>
      <text:list xml:id="list181758376499636" text:continue-list="list1379891527" text:style-name="WWNum4">
        <text:list-item>
          <text:p text:style-name="P3">Scope</text:p>
        </text:list-item>
      </text:list>
      <text:list xml:id="list181758480725367" text:continue-list="list181757274158149" text:style-name="WWNum5">
        <text:list-item>
          <text:p text:style-name="P6">Identify SW product(s) to be produced by name</text:p>
        </text:list-item>
        <text:list-item>
          <text:p text:style-name="P6">Describe the application of SW being specified, including benefits, objectives, goals. What is the application domain? (e.g., embedded system for automotive systems, graphical modeling <text:s/>utility) This is the domain description of the application. </text:p>
        </text:list-item>
        <text:list-item>
          <text:p text:style-name="P6">Explain what SW product will, and if necessary, will not do. This is the requirement of the application.</text:p>
        </text:list-item>
        <text:list-item>
          <text:p text:style-name="P6">Be consistent with similar statements in higher-level specifications (e.g., the original project specification from customer)</text:p>
        </text:list-item>
      </text:list>
      <text:p text:style-name="Standard">Start of your text.</text:p>
      <text:list xml:id="list181757565263600" text:continue-list="list181758376499636" text:style-name="WWNum4">
        <text:list-item>
          <text:p text:style-name="P3">Definitions, acronyms, and abbreviations</text:p>
        </text:list-item>
      </text:list>
      <text:list xml:id="list181757508168255" text:continue-list="list181758480725367" text:style-name="WWNum5">
        <text:list-item>
          <text:p text:style-name="P6">Define all terns, acronyms, and abbreviations need to understand the SRS. If this section is extensive, then move to an appendix. It is also possible to provide a link to other resources for extensive terminology explanation.</text:p>
        </text:list-item>
      </text:list>
      <text:p text:style-name="Standard">Start of your text.</text:p>
      <text:list xml:id="list181757510023254" text:continue-list="list181757565263600" text:style-name="WWNum4">
        <text:list-item>
          <text:p text:style-name="P3">Organization</text:p>
        </text:list-item>
      </text:list>
      <text:list xml:id="list181758847305436" text:continue-list="list181757508168255" text:style-name="WWNum5">
        <text:list-item>
          <text:p text:style-name="P6">Describe what the rest of the SRS contains</text:p>
        </text:list-item>
        <text:list-item>
          <text:p text:style-name="P6">Give the organizational structure of the SRS.</text:p>
        </text:list-item>
      </text:list>
      <text:p text:style-name="P10"/>
      <text:p text:style-name="Standard">Start of your text.</text:p>
      <text:p text:style-name="P10"/>
      <text:list xml:id="list181758575526698" text:continue-list="list272943034" text:style-name="WWNum13">
        <text:list-item>
          <text:h text:style-name="P5" text:outline-level="1">Overall Description </text:h>
        </text:list-item>
      </text:list>
      <text:list xml:id="list181758232957157" text:continue-list="list181758847305436" text:style-name="WWNum5">
        <text:list-item>
          <text:p text:style-name="P6">Give a brief introduction of what information will be covered in this section.</text:p>
        </text:list-item>
      </text:list>
      <text:p text:style-name="P1"><text:span text:style-name="T8"><text:tab/>In this section, the p</text:span>roduct <text:span text:style-name="T8">p</text:span>erspective, <text:span text:style-name="T8">product functions</text:span>, <text:span text:style-name="T8">u</text:span>ser <text:span text:style-name="T8">c</text:span>haracteristics, <text:span text:style-name="T8">c</text:span>onstraints, <text:span text:style-name="T8">a</text:span>ssumptions and <text:span text:style-name="T8">d</text:span>ependencies, <text:span text:style-name="T8">and our a</text:span>pportioning of <text:span text:style-name="T8">r</text:span>equirements <text:span text:style-name="T8">will be covered. This section is intended to give the reader an idea of the framework and background that this project requires.</text:span></text:p>
      <text:list xml:id="list181758623140522" text:continue-list="list181758575526698" text:style-name="WWNum13">
        <text:list-item>
          <text:list>
            <text:list-item>
              <text:h text:style-name="P4" text:outline-level="1"><text:s/>Product Perspective</text:h>
            </text:list-item>
          </text:list>
        </text:list-item>
      </text:list>
      <text:list xml:id="list181758531520494" text:continue-list="list181758232957157" text:style-name="WWNum5">
        <text:list-item>
          <text:p text:style-name="P6">Describe the context for the product</text:p>
        </text:list-item>
        <text:list-item>
          <text:p text:style-name="P6">Is it one element that is part of a bigger system? If so, then give a pictorial representation or diagram (e.g., data flow diagram – DFD, block diagram) that describes how your product fits. </text:p>
        </text:list-item>
        <text:list-item>
          <text:p text:style-name="P6">Interface Constraints:</text:p>
        </text:list-item>
        <text:list-item>
          <text:p text:style-name="P6">System interfaces</text:p>
        </text:list-item>
        <text:list-item>
          <text:p text:style-name="P6">User interfaces</text:p>
        </text:list-item>
        <text:list-item>
          <text:p text:style-name="P6">HW interfaces</text:p>
        </text:list-item>
        <text:list-item>
          <text:p text:style-name="P6">SW interfaces</text:p>
        </text:list-item>
        <text:list-item>
          <text:p text:style-name="P6">Communication interfaces</text:p>
        </text:list-item>
        <text:list-item>
          <text:p text:style-name="P6">Other types of constraints: </text:p>
        </text:list-item>
        <text:list-item>
          <text:p text:style-name="P6">Memory</text:p>
        </text:list-item>
        <text:list-item>
          <text:p text:style-name="P6">Operations</text:p>
        </text:list-item>
        <text:list-item>
          <text:p text:style-name="P6">Site adaptation operations (customization that is done on-site).</text:p>
        </text:list-item>
      </text:list>
      <text:p text:style-name="P11"/>
      <text:p text:style-name="Standard"><text:tab/><text:span text:style-name="T9">The scope of this project encompasses a runnable application that any user will be able to execute on his or her own. </text:span></text:p>
      <text:p text:style-name="P11"/>
      <text:list xml:id="list181757196767382" text:continue-list="list181758623140522" text:style-name="WWNum13">
        <text:list-item>
          <text:list>
            <text:list-item>
              <text:h text:style-name="P4" text:outline-level="1">Product Functions</text:h>
            </text:list-item>
          </text:list>
        </text:list-item>
      </text:list>
      <text:list xml:id="list181758959736888" text:continue-list="list181758531520494" text:style-name="WWNum5">
        <text:list-item>
          <text:p text:style-name="P6">Summarize the major functions that software will perform (portions may come directly from the customer specification – cite as appropriate). </text:p>
        </text:list-item>
      </text:list>
      <text:p text:style-name="P11"/>
      <text:p text:style-name="P7"/>
      <text:list xml:id="list181757971055533" text:continue-numbering="true" text:style-name="WWNum5">
        <text:list-item>
          <text:p text:style-name="P6">These function descriptions should be easily understandable by the customer or to any general reader. </text:p>
        </text:list-item>
        <text:list-item>
          <text:p text:style-name="P6">Diagrams: <text:s/>(for all diagrams, introduce the notation first)</text:p>
        </text:list-item>
        <text:list-item>
          <text:p text:style-name="P6">Give and describe a high-level goal diagram for system.</text:p>
        </text:list-item>
      </text:list>
      <text:p text:style-name="P11"/>
      <text:p text:style-name="P2"><text:tab/><text:span text:style-name="T9">The main goal of this application is to help users hone their mathematics skills through testing their knowledge in a time-constrained format. </text:span></text:p>
      <text:p text:style-name="P15"/>
      <text:list xml:id="list181757762096797" text:continue-list="list181757196767382" text:style-name="WWNum13">
        <text:list-item>
          <text:list>
            <text:list-item>
              <text:h text:style-name="P4" text:outline-level="1">User Characteristics</text:h>
            </text:list-item>
          </text:list>
        </text:list-item>
      </text:list>
      <text:list xml:id="list181758056653618" text:continue-list="list181757971055533" text:style-name="WWNum5">
        <text:list-item>
          <text:p text:style-name="P6">Expectations about the user (e.g., background, skill level, general expertise)</text:p>
        </text:list-item>
        <text:list-item>
          <text:p text:style-name="P9">Customer characteristics too</text:p>
        </text:list-item>
      </text:list>
      <text:p text:style-name="P11"/>
      <text:p text:style-name="P19"><text:span text:style-name="T10"><text:tab/>The user of this system is intended to be any person who would like to practice 3</text:span><text:span text:style-name="T11">rd</text:span><text:span text:style-name="T10"> grade math skills. This includes children aged 8 and above, teachers who want to get familiar with the game, administrators looking for new ways to engage students, and parents who may want to see what games their child is playing. 3</text:span><text:span text:style-name="T11">rd</text:span><text:span text:style-name="T10"> graders are the main focus of this product, as they will likely be using it the most. If they are enrolled in the U.S. education system or a comparable alternative, if they have finished 2</text:span><text:span text:style-name="T11">nd</text:span><text:span text:style-name="T10"> grade they will have learned addition and subtraction for 2-3 digit numbers, comparing numbers using &lt;, &gt;, and =, word problems, and recognizing shapes such as circles and quadrilaterals. (citation: </text:span><text:a xlink:type="simple" xlink:href="https://www.scholastic.com/parents/school-success/school-success-guides/guide-to-2nd-grade.html" text:style-name="Internet_20_link" text:visited-style-name="Visited_20_Internet_20_Link">https://www.scholastic.com/parents/school-success/school-success-guides/guide-to-2nd-grade.html</text:a><text:span text:style-name="T15">). By 3</text:span><text:span text:style-name="T12">rd</text:span><text:span text:style-name="T15"> grade, students build on those math skills by introducing multiplication, division, fractions, and more complex geometry. (</text:span><text:a xlink:type="simple" xlink:href="http://www.corestandards.org/Math/Content/3/introduction/" text:style-name="Internet_20_link" text:visited-style-name="Visited_20_Internet_20_Link"><text:span text:style-name="T6">http://www.corestandards.org/Math/Content/3/introduction/</text:span></text:a><text:span text:style-name="T6">)</text:span></text:p>
      <text:p text:style-name="P20"><text:span text:style-name="T16"><text:tab/>3</text:span><text:span text:style-name="T13">rd</text:span><text:span text:style-name="T16"> graders should not be expected to run and execute this program (although they may be able to depending on their skill level). It is assumed that some adult will start the game for them. </text:span><text:span text:style-name="T17">Customers of this product will be using it as a teaching device in an effort to help students practice their math skills. Customers include administrators, teachers, and parents who possess the power to influence children’s learning under their supervision.</text:span></text:p>
      <text:p text:style-name="P11"/>
      <text:list xml:id="list181758336629829" text:continue-list="list181757762096797" text:style-name="WWNum13">
        <text:list-item>
          <text:list>
            <text:list-item>
              <text:h text:style-name="P4" text:outline-level="1">Constraints</text:h>
            </text:list-item>
          </text:list>
        </text:list-item>
      </text:list>
      <text:list xml:id="list181757193434319" text:continue-list="list181758056653618" text:style-name="WWNum5">
        <text:list-item>
          <text:p text:style-name="P6">See list of possible constraints from IEEE SRS document.</text:p>
        </text:list-item>
        <text:list-item>
          <text:p text:style-name="P6">Give English descriptions of safety-critical properties</text:p>
        </text:list-item>
        <text:list-item>
          <text:p text:style-name="P6">Give English descriptions of other properties that if violated, the system will not perform properly. </text:p>
        </text:list-item>
      </text:list>
      <text:p text:style-name="P17"/>
      <text:p text:style-name="Standard">Start of your text.</text:p>
      <text:p text:style-name="P11"/>
      <text:list xml:id="list181757997100024" text:continue-list="list181758336629829" text:style-name="WWNum13">
        <text:list-item>
          <text:list>
            <text:list-item>
              <text:h text:style-name="P4" text:outline-level="1">Assumptions and Dependencies</text:h>
            </text:list-item>
          </text:list>
        </text:list-item>
      </text:list>
      <text:list xml:id="list181758590838495" text:continue-list="list181757193434319" text:style-name="WWNum5">
        <text:list-item>
          <text:p text:style-name="P6">Assumptions made about the HW, SW, environment, user interactions.</text:p>
        </text:list-item>
      </text:list>
      <text:p text:style-name="P11"/>
      <text:p text:style-name="P17"/>
      <text:p text:style-name="Standard">Start of your text.</text:p>
      <text:p text:style-name="P11"/>
      <text:list xml:id="list181758932132228" text:continue-list="list181757997100024" text:style-name="WWNum13">
        <text:list-item>
          <text:list>
            <text:list-item>
              <text:h text:style-name="P4" text:outline-level="1">Apportioning of Requirements</text:h>
            </text:list-item>
          </text:list>
        </text:list-item>
      </text:list>
      <text:list xml:id="list181758096679161" text:continue-list="list181758590838495" text:style-name="WWNum5">
        <text:list-item>
          <text:p text:style-name="P6">Based on negotiations with customers, requirements that are determined to be beyond the scope of the current project and may be addressed in future versions/releases. </text:p>
        </text:list-item>
      </text:list>
      <text:p text:style-name="P11"/>
      <text:p text:style-name="P17"/>
      <text:p text:style-name="Standard">Start of your text.Apportioning of RequirementsApportioning of Requirements</text:p>
      <text:list xml:id="list181758435591075" text:continue-list="list181758932132228" text:style-name="WWNum13">
        <text:list-item>
          <text:h text:style-name="P5" text:outline-level="1">Specific Requirements </text:h>
        </text:list-item>
      </text:list>
      <text:list xml:id="list181757250480958" text:continue-list="list181758096679161" text:style-name="WWNum5">
        <text:list-item>
          <text:p text:style-name="P6">Give an enumerated list of requirements. </text:p>
        </text:list-item>
        <text:list-item>
          <text:p text:style-name="P6">As appropriate, use a hierarchical numbering scheme. </text:p>
        </text:list-item>
      </text:list>
      <text:p text:style-name="P11"/>
      <text:list xml:id="list3561925519" text:style-name="WWNum8">
        <text:list-item>
          <text:p text:style-name="P8">Sample requirement at the top level</text:p>
          <text:list>
            <text:list-item>
              <text:p text:style-name="P8">Level 2 requirement example</text:p>
            </text:list-item>
            <text:list-item>
              <text:p text:style-name="P8">Another Level 2 requirement</text:p>
            </text:list-item>
          </text:list>
        </text:list-item>
        <text:list-item>
          <text:p text:style-name="P8">Select the “Requirement” Style. </text:p>
        </text:list-item>
      </text:list>
      <text:p text:style-name="P11"/>
      <text:list xml:id="list181757998135717" text:continue-list="list181758435591075" text:style-name="WWNum13">
        <text:list-item>
          <text:h text:style-name="P5" text:outline-level="1">Modeling Requirements </text:h>
        </text:list-item>
      </text:list>
      <text:list xml:id="list181757736407525" text:continue-list="list181757250480958" text:style-name="WWNum5">
        <text:list-item>
          <text:p text:style-name="P6">This is the specification portion of the requirements document. (Specifying the bridge between the application domain and the machine domain.)</text:p>
        </text:list-item>
        <text:list-item>
          <text:p text:style-name="P6">For each new diagram type introduced, describe the notation. </text:p>
        </text:list-item>
        <text:list-item>
          <text:p text:style-name="P6">Give and describe use case diagrams</text:p>
        </text:list-item>
        <text:list-item>
          <text:p text:style-name="P6">Use the template below to describe each use case.</text:p>
          <text:list>
            <text:list-item>
              <text:list>
                <text:list-item>
                  <text:p text:style-name="P16">Each goal may be satisfied by 1 or more use cases</text:p>
                </text:list-item>
                <text:list-item>
                  <text:p text:style-name="P16">Each use case should refer to 1 or more requirements (in Section 3)</text:p>
                </text:list-item>
              </text:list>
            </text:list-item>
          </text:list>
        </text:list-item>
        <text:list-item>
          <text:p text:style-name="P6">Give and describe a high-level class diagram that depicts the key elements of the system</text:p>
          <text:list>
            <text:list-item>
              <text:list>
                <text:list-item>
                  <text:p text:style-name="P16">Include a data dictionary <text:s/>to describe each class, its attributes, its operations, and relationships between classes.</text:p>
                </text:list-item>
              </text:list>
            </text:list-item>
          </text:list>
        </text:list-item>
        <text:list-item>
          <text:p text:style-name="P6">Representative Scenarios of System:</text:p>
        </text:list-item>
        <text:list-item>
          <text:p text:style-name="P6">Give English descriptions of representative scenarios for each use cases. </text:p>
          <text:list>
            <text:list-item>
              <text:list>
                <text:list-item>
                  <text:p text:style-name="P16">Check: use instances of the class names from class diagram; refer to the terms used in use case diagram</text:p>
                </text:list-item>
              </text:list>
            </text:list-item>
          </text:list>
        </text:list-item>
        <text:list-item>
          <text:p text:style-name="P6">For each scenario, give a corresponding sequence diagram</text:p>
          <text:list>
            <text:list-item>
              <text:list>
                <text:list-item>
                  <text:p text:style-name="P16">Check: Objects should be instances of classes in class diagram</text:p>
                </text:list-item>
              </text:list>
            </text:list-item>
          </text:list>
        </text:list-item>
      </text:list>
      <text:p text:style-name="P18"/>
      <text:list xml:id="list181758530543574" text:continue-numbering="true" text:style-name="WWNum5">
        <text:list-item>
          <text:p text:style-name="P6">Create and explain a state diagram for all key classes that participate in the scenarios (from above). </text:p>
          <text:list>
            <text:list-item>
              <text:list>
                <text:list-item>
                  <text:p text:style-name="P16">Check: that all scenarios can be validated against the state diagrams.</text:p>
                </text:list-item>
                <text:list-item>
                  <text:p text:style-name="P16">Check that the events, actions are modeled in the class diagram. </text:p>
                </text:list-item>
                <text:list-item>
                  <text:p text:style-name="P16">Check that all variables referenced in the diagrams are declared as attributes in the class diagram. </text:p>
                </text:list-item>
              </text:list>
            </text:list-item>
          </text:list>
        </text:list-item>
      </text:list>
      <text:p text:style-name="Standard"/>
      <text:p text:style-name="P17"/>
      <text:p text:style-name="Standard">Start of your text.</text:p>
      <text:p text:style-name="Standard"/>
      <table:table table:name="Table1" table:style-name="Table1">
        <table:table-column table:style-name="Table1.A"/>
        <table:table-column table:style-name="Table1.B"/>
        <table:table-row table:style-name="Table1.1">
          <table:table-cell table:style-name="Table1.A1" office:value-type="string">
            <text:p text:style-name="P27"><text:span text:style-name="T4">Use Case Name: </text:span></text:p>
          </table:table-cell>
          <table:table-cell table:style-name="Table1.A1" office:value-type="string">
            <text:p text:style-name="P28"/>
          </table:table-cell>
        </table:table-row>
        <table:table-row table:style-name="Table1.1">
          <table:table-cell table:style-name="Table1.A1" office:value-type="string">
            <text:p text:style-name="P27"><text:span text:style-name="T4">Actors: </text:span></text:p>
          </table:table-cell>
          <table:table-cell table:style-name="Table1.A1" office:value-type="string">
            <text:p text:style-name="P27"><text:span text:style-name="T4"><text:s/></text:span></text:p>
          </table:table-cell>
        </table:table-row>
        <table:table-row table:style-name="Table1.3">
          <table:table-cell table:style-name="Table1.A1" office:value-type="string">
            <text:p text:style-name="P27"><text:span text:style-name="T4">Description: </text:span></text:p>
          </table:table-cell>
          <table:table-cell table:style-name="Table1.A1" office:value-type="string">
            <text:p text:style-name="P28"/>
          </table:table-cell>
        </table:table-row>
        <table:table-row table:style-name="Table1.1">
          <table:table-cell table:style-name="Table1.A1" office:value-type="string">
            <text:p text:style-name="P27"><text:span text:style-name="T4">Type: </text:span></text:p>
          </table:table-cell>
          <table:table-cell table:style-name="Table1.A1" office:value-type="string">
            <text:p text:style-name="P28"/>
          </table:table-cell>
        </table:table-row>
        <table:table-row table:style-name="Table1.1">
          <table:table-cell table:style-name="Table1.A1" office:value-type="string">
            <text:p text:style-name="P27"><text:span text:style-name="T4">Includes: </text:span></text:p>
          </table:table-cell>
          <table:table-cell table:style-name="Table1.A1" office:value-type="string">
            <text:p text:style-name="P28"/>
          </table:table-cell>
        </table:table-row>
        <text:soft-page-break/>
        <table:table-row table:style-name="Table1.1">
          <table:table-cell table:style-name="Table1.A1" office:value-type="string">
            <text:p text:style-name="P27"><text:span text:style-name="T4">Extends:</text:span></text:p>
          </table:table-cell>
          <table:table-cell table:style-name="Table1.A1" office:value-type="string">
            <text:p text:style-name="P28"/>
          </table:table-cell>
        </table:table-row>
        <table:table-row table:style-name="Table1.1">
          <table:table-cell table:style-name="Table1.A1" office:value-type="string">
            <text:p text:style-name="P27"><text:span text:style-name="T4">Cross-refs: </text:span></text:p>
          </table:table-cell>
          <table:table-cell table:style-name="Table1.A1" office:value-type="string">
            <text:p text:style-name="P28"/>
          </table:table-cell>
        </table:table-row>
        <table:table-row table:style-name="Table1.1">
          <table:table-cell table:style-name="Table1.A1" office:value-type="string">
            <text:p text:style-name="P27"><text:span text:style-name="T4">Uses cases: </text:span></text:p>
          </table:table-cell>
          <table:table-cell table:style-name="Table1.A1" office:value-type="string">
            <text:p text:style-name="P28"/>
          </table:table-cell>
        </table:table-row>
      </table:table>
      <text:p text:style-name="Standard"/>
      <text:list xml:id="list181757392571990" text:continue-list="list181757998135717" text:style-name="WWNum13">
        <text:list-item>
          <text:h text:style-name="P5" text:outline-level="1">Prototype </text:h>
        </text:list-item>
      </text:list>
      <text:list xml:id="list181757702871711" text:continue-list="list181758530543574" text:style-name="WWNum5">
        <text:list-item>
          <text:p text:style-name="P6">Describe what your prototype will show in terms of system functionality.</text:p>
        </text:list-item>
      </text:list>
      <text:list xml:id="list181758397611702" text:continue-list="list181757392571990" text:style-name="WWNum13">
        <text:list-item>
          <text:list>
            <text:list-item>
              <text:h text:style-name="P4" text:outline-level="1">How to Run Prototype</text:h>
            </text:list-item>
          </text:list>
        </text:list-item>
      </text:list>
      <text:list xml:id="list181758776155692" text:continue-list="list181757702871711" text:style-name="WWNum5">
        <text:list-item>
          <text:p text:style-name="P6">Describe what is needed to run your prototype</text:p>
        </text:list-item>
        <text:list-item>
          <text:p text:style-name="P6">What system configuration? (Should be accessible through web.) Are there plugins? Are there any OS or networking constraints. Give the URL for the prototype. </text:p>
        </text:list-item>
        <text:list-item>
          <text:p text:style-name="P6"/>
        </text:list-item>
        <text:list-item>
          <text:p text:style-name="P6">Prototype v1 does not have to executable per se. But there should be sufficient number of interfaces for the customer to understand the development’s interpretation of the requirements. </text:p>
        </text:list-item>
        <text:list-item>
          <text:p text:style-name="P6"/>
        </text:list-item>
      </text:list>
      <text:p text:style-name="P11">Prototype V2 should also be accessible via a webpage. It should be executable and provide an interactive interface. </text:p>
      <text:list xml:id="list181757138886282" text:continue-list="list181758397611702" text:style-name="WWNum13">
        <text:list-item>
          <text:list>
            <text:list-item>
              <text:h text:style-name="P4" text:outline-level="1">Sample Scenarios</text:h>
            </text:list-item>
          </text:list>
        </text:list-item>
      </text:list>
      <text:list xml:id="list181758081569034" text:continue-list="list181758776155692" text:style-name="WWNum5">
        <text:list-item>
          <text:p text:style-name="P6">Give a sample scenario of using your system. Use real data and problem scenarios. Include screen captures illustrating what your prototype produces. As always, be sure to describe all figures.</text:p>
        </text:list-item>
      </text:list>
      <text:p text:style-name="P11"/>
      <text:list xml:id="list181757759850101" text:continue-list="list181757138886282" text:style-name="WWNum13">
        <text:list-item>
          <text:h text:style-name="P5" text:outline-level="1">References</text:h>
        </text:list-item>
      </text:list>
      <text:list xml:id="list181758287694558" text:continue-list="list181758081569034" text:style-name="WWNum5">
        <text:list-item>
          <text:p text:style-name="P6">Provide list of all documents referenced in the SRS</text:p>
        </text:list-item>
        <text:list-item>
          <text:p text:style-name="P6">Identify each document by title, report number, date, and publishing organization.</text:p>
        </text:list-item>
        <text:list-item>
          <text:p text:style-name="P6">Specify the sources from which the references can be obtained.</text:p>
        </text:list-item>
        <text:list-item>
          <text:p text:style-name="P6">Include an entry for your project website.</text:p>
        </text:list-item>
      </text:list>
      <text:p text:style-name="P17"/>
      <text:p text:style-name="Standard">Start of your text.</text:p>
      <text:list xml:id="list1121555626" text:style-name="WWNum11">
        <text:list-item>
          <text:h text:style-name="P21" text:outline-level="1">D. Thakore and S. Biswas, “Routing with Persistent Link Modeling in Intermittently Connected Wireless Networks,” Proceedings of IEEE Military Communication, Atlantic City, October 2005.</text:h>
        </text:list-item>
      </text:list>
      <text:h text:style-name="P22" text:outline-level="1"><text:bookmark text:name="_GoBack"/></text:h>
      <text:list xml:id="list181758824765409" text:continue-list="list181757759850101" text:style-name="WWNum13">
        <text:list-item>
          <text:h text:style-name="P5" text:outline-level="1">Point of Contact</text:h>
        </text:list-item>
      </text:list>
      <text:p text:style-name="Standard">For further information regarding this document and project, please contact <text:span text:style-name="T5">Prof. Daly </text:span>at University of Massachusetts Lowell (james_daly at uml.edu). All materials in this document have been sanitized for proprietary data. The students and the instructor gratefully acknowledge the participation of our industrial collaborator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555in" fo:margin-bottom="0.0555in" loext:contextual-spacing="false" fo:text-align="start" style:justify-single-word="false" fo:orphans="2" fo:widows="2" style:writing-mode="lr-tb"/>
      <style:text-properties style:font-name="Times" fo:font-family="Times" style:font-family-generic="roman" style:font-pitch="variable" fo:font-size="12pt" style:font-name-asian="Times1" style:font-family-asian="Times" style:font-family-generic-asian="system" style:font-pitch-asian="variable"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tyle="italic" style:font-style-asian="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3752in" fo:margin-right="0in" fo:margin-top="0.1665in" fo:margin-bottom="0.0835in" loext:contextual-spacing="false" fo:text-indent="-0.3752in" style:auto-text-indent="false" fo:break-before="page" fo:keep-with-next="always">
        <style:tab-stops/>
      </style:paragraph-properties>
      <style:text-properties fo:font-size="14pt" fo:font-weight="bold" style:font-size-asian="14pt" style:font-weight-asian="bold"/>
    </style:style>
    <style:style style:name="Heading_20_2" style:display-name="Heading 2" style:family="paragraph" style:next-style-name="Standard" style:default-outline-level="" style:class="text">
      <style:paragraph-properties fo:margin-left="0.3799in" fo:margin-right="0in" fo:text-indent="-0.3799in" style:auto-text-indent="false" fo:break-before="auto" fo:break-after="auto"/>
    </style:style>
    <style:style style:name="Heading_20_3" style:display-name="Heading 3" style:family="paragraph" style:parent-style-name="Standard" style:next-style-name="Standard" style:default-outline-level="3" style:list-style-name="" style:class="text">
      <style:paragraph-properties fo:margin-top="0.0835in" fo:margin-bottom="0.0417in" loext: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size-complex="11pt"/>
    </style:style>
    <style:style style:name="Subsection" style:family="paragraph" style:parent-style-name="MySection" style:auto-update="true" style:default-outline-level="2">
      <style:paragraph-properties fo:margin-left="0.3752in" fo:margin-right="0in" fo:text-indent="-0.3752in" style:auto-text-indent="false">
        <style:tab-stops/>
      </style:paragraph-properties>
    </style:style>
    <style:style style:name="MySection" style:family="paragraph" style:parent-style-name="Heading_20_1" style:auto-update="true" style:default-outline-level="" style:list-style-name=""/>
    <style:style style:name="Comment" style:family="paragraph" style:parent-style-name="List_20_Bullet_20_2" style:auto-update="true" style:default-outline-level="">
      <style:text-properties fo:color="#ff0000" style:font-name="Arial" fo:font-family="Arial" style:font-family-generic="roman" style:font-pitch="variable" fo:font-size="11pt" style:font-size-asian="11pt"/>
    </style:style>
    <style:style style:name="List_20_Bullet_20_2" style:display-name="List Bullet 2" style:family="paragraph" style:parent-style-name="Standard" style:auto-update="true" style:default-outline-level=""/>
    <style:style style:name="List_20_Continue_20_2" style:display-name="List Continue 2" style:family="paragraph" style:parent-style-name="Standard" style:default-outline-level="">
      <style:paragraph-properties fo:margin-left="0.5in" fo:margin-right="0in" fo:margin-top="0.0555in" fo:margin-bottom="0.0835in" loext:contextual-spacing="false" fo:text-indent="0in" style:auto-text-indent="false"/>
    </style:style>
    <style:style style:name="Title" style:family="paragraph" style:parent-style-name="Standard" style:default-outline-level="" style:class="chapter">
      <style:paragraph-properties fo:text-align="center" style:justify-single-word="false"/>
      <style:text-properties fo:font-size="16pt" fo:font-weight="bold" style:font-size-asian="16pt" style:font-weight-asian="bold"/>
    </style:style>
    <style:style style:name="Check" style:family="paragraph" style:parent-style-name="Comment" style:auto-update="true" style:default-outline-level="">
      <style:text-properties fo:color="#0000ff"/>
    </style:style>
    <style:style style:name="Section_20_Title" style:display-name="Section Title" style:family="paragraph" style:parent-style-name="Standard" style:next-style-name="Standard" style:auto-update="true" style:default-outline-level="">
      <style:paragraph-properties fo:margin-left="0in" fo:margin-right="-0.0126in" style:line-height-at-least="0.1528in" fo:text-indent="0in" style:auto-text-indent="false"/>
      <style:text-properties style:font-name="Arial" fo:font-family="Arial" style:font-family-generic="roman" style:font-pitch="variable" fo:font-size="10pt" fo:letter-spacing="-0.0071in" style:font-size-asian="10pt"/>
    </style:style>
    <style:style style:name="Citation" style:family="paragraph" style:parent-style-name="List_20_Continue_20_2" style:auto-update="true" style:default-outline-level="1" style:list-style-name="">
      <style:paragraph-properties fo:margin-left="0.5in" fo:margin-right="0in" fo:text-align="justify" style:justify-single-word="false" fo:text-indent="-0.5in" style:auto-text-indent="false"/>
      <style:text-properties fo:font-size="11pt" style:font-size-asian="11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index_20_1" style:display-name="index 1" style:family="paragraph" style:parent-style-name="Standard" style:next-style-name="Standard" style:auto-update="true" style:default-outline-level="">
      <style:paragraph-properties fo:margin-left="0.1665in" fo:margin-right="0in" fo:text-indent="-0.1665in" style:auto-text-indent="false"/>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DueDate" style:family="paragraph" style:parent-style-name="Placeholder_20_Text1" style:default-outline-level="">
      <style:text-properties fo:color="#00ff00" fo:font-style="italic" style:font-style-asian="italic"/>
    </style:style>
    <style:style style:name="Placeholder_20_Text1" style:display-name="Placeholder Text1" style:family="paragraph" style:parent-style-name="Standard" style:default-outline-level="1" style:list-style-name="">
      <style:paragraph-properties fo:keep-with-next="always"/>
      <style:text-properties style:font-name="Verdana" fo:font-family="Verdana" style:font-family-generic="roman" style:font-pitch="variable" style:font-name-asian="MS Gothic" style:font-family-asian="'MS Gothic'"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fo:font-size="10pt" style:font-size-asian="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fo:font-size="9pt" style:font-size-asian="9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family-generic="roman" style:font-pitch="variable" fo:font-size="9pt" style:font-size-asian="9pt" style:font-size-complex="9pt"/>
    </style:style>
    <style:style style:name="Body_20_Text_20_Char" style:display-name="Body Text Char" style:family="text">
      <style:text-properties style:font-name="Times" fo:font-family="Times" style:font-family-generic="roman" style:font-pitch="variable" fo:font-size="12pt" fo:font-style="italic" style:font-name-asian="Times1" style:font-family-asian="Times" style:font-family-generic-asian="system" style:font-pitch-asian="variable" style:font-size-asian="12pt" style:font-style-asian="italic"/>
    </style:style>
    <style:style style:name="page_20_number" style:display-name="page number" style:family="text"/>
    <style:style style:name="Strong" style:family="text">
      <style:text-properties fo:font-weight="bold" style:font-weight-asian="bold"/>
    </style:style>
    <style:style style:name="ListLabel_20_1" style:display-name="ListLabel 1" style:family="text">
      <style:text-properties fo:font-size="14pt" fo:font-style="normal" fo:font-weight="bold" style:font-size-asian="14pt" style:font-style-asian="normal" style:font-weight-asian="bold"/>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style:use-window-font-color="true"/>
    </style:style>
    <style:style style:name="ListLabel_20_4" style:display-name="ListLabel 4" style:family="text">
      <style:text-properties style:use-window-font-color="true"/>
    </style:style>
    <style:style style:name="ListLabel_20_5" style:display-name="ListLabel 5" style:family="text">
      <style:text-properties style:use-window-font-color="true"/>
    </style:style>
    <style:style style:name="ListLabel_20_6" style:display-name="ListLabel 6" style:family="text">
      <style:text-properties style:use-window-font-color="true"/>
    </style:style>
    <style:style style:name="ListLabel_20_7" style:display-name="ListLabel 7" style:family="text">
      <style:text-properties style:use-window-font-color="true"/>
    </style:style>
    <style:style style:name="ListLabel_20_8" style:display-name="ListLabel 8" style:family="text">
      <style:text-properties style:use-window-font-color="true"/>
    </style:style>
    <style:style style:name="ListLabel_20_9" style:display-name="ListLabel 9" style:family="text">
      <style:text-properties style:use-window-font-color="true" fo:font-size="12pt" style:font-size-asian="12pt"/>
    </style:style>
    <style:style style:name="ListLabel_20_10" style:display-name="ListLabel 10" style:family="text">
      <style:text-properties fo:font-size="14pt" fo:font-style="normal" fo:font-weight="bold" style:font-size-asian="14pt" style:font-style-asian="normal" style:font-weight-asian="bold"/>
    </style:style>
    <style:style style:name="ListLabel_20_11" style:display-name="ListLabel 11" style:family="text">
      <style:text-properties fo:font-size="14pt" fo:font-style="normal" fo:font-weight="bold" style:font-size-asian="14pt" style:font-style-asian="normal"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ListLabel_20_10"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equiremen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Article " style:num-suffix="." style:num-format="1">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text:style-name="ListLabel_20_5" style:num-suffix="." style:num-format="1" text:display-levels="3">
        <style:list-level-properties text:list-level-position-and-space-mode="label-alignment">
          <style:list-level-label-alignment text:label-followed-by="listtab" text:list-tab-stop-position="1.25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text:style-name="ListLabel_20_8" style:num-suffix="." style:num-format="1" text:display-levels="3">
        <style:list-level-properties text:list-level-position-and-space-mode="label-alignment">
          <style:list-level-label-alignment text:label-followed-by="listtab" text:list-tab-stop-position="1.25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9" style:num-suffix="" text:bullet-char="">
        <style:list-level-properties text:list-level-position-and-space-mode="label-alignment">
          <style:list-level-label-alignment text:label-followed-by="listtab" text:list-tab-stop-position="0.5752in" fo:text-indent="-0.25in" fo:margin-left="0.5752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0752in" fo:text-indent="-0.25in" fo:margin-left="1.075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752in" fo:text-indent="-0.25in" fo:margin-left="1.57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0752in" fo:text-indent="-0.25in" fo:margin-left="2.075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752in" fo:text-indent="-0.25in" fo:margin-left="2.57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0752in" fo:text-indent="-0.25in" fo:margin-left="3.07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752in" fo:text-indent="-0.25in" fo:margin-left="3.575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0752in" fo:text-indent="-0.25in" fo:margin-left="4.07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752in" fo:text-indent="-0.25in" fo:margin-left="4.5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5.9931in" fo:margin-left="0in" fo:margin-top="0in" fo:margin-bottom="0in" table:align="left" style:writing-mode="lr-tb"/>
    </style:style>
    <style:style style:name="Table2.A" style:family="table-column">
      <style:table-column-properties style:column-width="3.8708in"/>
    </style:style>
    <style:style style:name="Table2.B" style:family="table-column">
      <style:table-column-properties style:column-width="2.121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MP1" style:family="paragraph" style:parent-style-name="Header">
      <style:paragraph-properties>
        <style:tab-stops/>
      </style:paragraph-properties>
    </style:style>
    <style:style style:name="MP2" style:family="paragraph" style:parent-style-name="Header">
      <style:paragraph-properties fo:text-align="end" style:justify-single-word="false">
        <style:tab-stops/>
      </style:paragraph-properties>
    </style:style>
    <style:style style:name="MP3" style:family="paragraph" style:parent-style-name="Header">
      <style:text-properties fo:font-size="10pt" style:font-size-asian="10pt"/>
    </style:style>
    <style:style style:name="MT1" style:family="text">
      <style:text-properties fo:font-size="10pt" style:font-size-asian="10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able:table table:name="Table2" table:style-name="Table2">
          <table:table-column table:style-name="Table2.A"/>
          <table:table-column table:style-name="Table2.B"/>
          <table:table-row table:style-name="Table2.1">
            <table:table-cell table:style-name="Table2.A1" office:value-type="string">
              <text:p text:style-name="MP1"><text:span text:style-name="MT1">Template based on IEEE Std 830-1998 for SRS. Modifications (content and ordering of information)</text:span></text:p>
            </table:table-cell>
            <table:table-cell table:style-name="Table2.A1" office:value-type="string">
              <text:p text:style-name="MP2"><text:span text:style-name="MT1">Revised: 10/24/2019 4:57 PM</text:span></text:p>
            </table:table-cell>
          </table:table-row>
        </table:table>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meta:initial-creator>Betty Cheng</meta:initial-creator>
    <meta:editing-cycles>7</meta:editing-cycles>
    <meta:print-date>2011-10-28T14:48:00</meta:print-date>
    <meta:creation-date>2015-10-12T17:41:00</meta:creation-date>
    <dc:date>2019-11-05T18:17:56.916046426</dc:date>
    <meta:editing-duration>PT17M44S</meta:editing-duration>
    <meta:generator>LibreOffice/6.0.7.3$Linux_X86_64 LibreOffice_project/00m0$Build-3</meta:generator>
    <meta:document-statistic meta:table-count="2" meta:image-count="0" meta:object-count="0" meta:page-count="17" meta:paragraph-count="124" meta:word-count="1338" meta:character-count="8470" meta:non-whitespace-character-count="7289"/>
    <meta:user-defined meta:name="AppVersion">16.0000</meta:user-defined>
    <meta:user-defined meta:name="Company">Michiga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